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stion Host: é uma máquina virtual com acesso a rede onde está o cluster e o deploy daquela aplicação ou do serviço que você vai criar ou atualizar dentro do cluster, vai ser feito remotamente por ela e não por uma máquina de terceiro.</text:p>
      <text:p text:style-name="Standard"/>
      <text:p text:style-name="Standard">No Google Cloud, é necessário criar uma nova máquina virtual. </text:p>
      <text:p text:style-name="Standard">Acessar "Instâncias de VM"</text:p>
      <text:p text:style-name="Standard">Clicar em "Criar Instância"</text:p>
      <text:p text:style-name="Standard">Como é uma máquina de gerência de cluster, pode ser uma máquina com configuração rudimentar. Deixar tudo padrão, e só ficar atento a region, para ser igual a do cluster criado.</text:p>
      <text:p text:style-name="Standard"/>
      <text:p text:style-name="Standard">Após criada a máquina, clicar no link para acessar as informações dela e clicar em "Editar".</text:p>
      <text:p text:style-name="Standard">No item "Segurança e acesso", clicar no link "Adicionar Item".</text:p>
      <text:p text:style-name="Standard">Será necessário gerar uma chave pública, utilizar o Putty Key Generator. Será gerada uma chave, e no final dessa chave deve ser alterado e informado o nome do usuário, sugestão: gcp. Após gerada a chave pública com o Putty, copiar e colar no respectivo campo, e "Salvar".</text:p>
      <text:p text:style-name="Standard">É necessário também a partir do Putty Key salvar um arquivo ppk com a chave gerada. Para isso, clicar no botão "Save private key" e salvar em algum local.</text:p>
      <text:p text:style-name="Standard">Após isso, utilizar o Putty para acessar a máquina. logar com o usuário "gcp"</text:p>
      <text:p text:style-name="Standard"/>
      <text:p text:style-name="Standard">É necessário na máquina virtual criada estar configurado o gcloud.</text:p>
      <text:p text:style-name="Standard"/>
      <text:p text:style-name="Standard">gcloud</text:p>
      <text:p text:style-name="Standard">Comando para verificar a instalação do gcloud em uma máquina virtual linux na Google Cloud</text:p>
      <text:p text:style-name="Standard"/>
      <text:p text:style-name="Standard">gcloud config set account contato@denilsonbonatti.com.br</text:p>
      <text:p text:style-name="Standard">Comando para configurar a conta GCloud no GCloud configurado na máquina virtual</text:p>
      <text:p text:style-name="Standard"/>
      <text:p text:style-name="Standard">gcloud init</text:p>
      <text:p text:style-name="Standard">Comando para iniciar o GCloud na máquina virtual</text:p>
      <text:p text:style-name="Standard"/>
      <text:p text:style-name="Standard">gcloud container clusters get-credentials cluster-l --zone us-central1-c --project upheld-world-359622</text:p>
      <text:p text:style-name="Standard">Comando para conectar no cluster. É necessário você acessar a página do GCloud, acessar "Kubernet Engine", clicar nos "..." do cluster, acessar "Conectar" e copiar o comando do item "Acesso à linha de comando".</text:p>
      <text:p text:style-name="Standard"/>
      <text:p text:style-name="Standard">gcloud auth login</text:p>
      <text:p text:style-name="Standard">Comando para logar no GCloud. Irá gerar um link, necessário copiá-lo (Ctrl + Shift + C). Após isso, abrir navegar, colar o link e acessar. Irá mostrar a tela de login na conta gcloud. Clicar encima do usuário e clicar em "Pemitir". Irá gerar um código de verificação, necessário copiá-lo, e colar no terminal da máquina virtual em "Enter authorization code". Dessa forma, será setada a máquina para o projeto cluster padrão.</text:p>
      <text:p text:style-name="Standard"/>
      <text:p text:style-name="Standard">sudo apt-get install kubectl</text:p>
      <text:p text:style-name="Standard">COmando para instalação tradicional do kubernetes</text:p>
      <text:p text:style-name="Standard"/>
      <text:p text:style-name="Standard">sudo apt-get install google-cloud-sdk-gke-gcloud-auth-plugin</text:p>
      <text:p text:style-name="Standard">Comando para instalar plugin</text:p>
      <text:p text:style-name="Standard"/>
      <text:p text:style-name="Standard">gcloud container clusters get-credentials cluster-1 --zone us-central1-c --project upheld-world-359622</text:p>
      <text:p text:style-name="Standard">Comando para conectar no cluster</text:p>
      <text:p text:style-name="Standard"><text:soft-page-break/></text:p>
      <text:p text:style-name="Standard">kubectl get nodes</text:p>
      <text:p text:style-name="Standard">COmando para obter nodes configurados</text:p>
      <text:p text:style-name="Standard"/>
      <text:p text:style-name="Standard"/>
      <text:p text:style-name="Standard"/>
      <text:p text:style-name="Standard">************************</text:p>
      <text:p text:style-name="Standard"/>
      <text:p text:style-name="Standard">_Criando um pipeline de deployment no cluster Kubernetes_</text:p>
      <text:p text:style-name="Standard"/>
      <text:p text:style-name="Standard">sudo apt-get install git</text:p>
      <text:p text:style-name="Standard">Comando para instalar o git. Será necessário para baixar os yml para subir os pods e deployments no cluster</text:p>
      <text:p text:style-name="Standard"/>
      <text:p text:style-name="Standard">foi adicionado no arquivo /CICD/.gitlab-ci.yml</text:p>
      <text:p text:style-name="Standard">o stage deploy_gcp</text:p>
      <text:p text:style-name="Standard"/>
      <text:p text:style-name="Standard">Como o acesso é via linux, será necessário gerar uma chave privada .pem. Para isso, ir no Putty Key Gen, ir em "File" &gt; "Load private key", localizar o arquivo ppk da chave gerada anteriormente. Ir em "Conversions" &gt; "Export OpenSSH Key". Salvá-la num diretório com extenxão .pem.</text:p>
      <text:p text:style-name="Standard">Após isso, abrir o arquivo .pem com o bloco de notas, copiar a chave gerada, e configurá-la como variável no GitLab: SSH_KEY. Adicionar uma váriavel com esse nome, colar a chave copiada e dar um enter no final da chave. Definir o "Type" como "File". Salvar.</text:p>
      <text:p text:style-name="Standard"/>
      <text:p text:style-name="Standard">NEcessário criar mais variáveis:</text:p>
      <text:p text:style-name="Standard">SSH_SERVER: IP Externo na Máquina Virtual definida como gerenciadora do cluster.</text:p>
      <text:p text:style-name="Standard"/>
      <text:p text:style-name="Standard">Criados os arquivos:</text:p>
      <text:p text:style-name="Standard">script.sh</text:p>
      <text:p text:style-name="Standard">deployment.yml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0T21:53:21.007000000</dc:date>
    <meta:editing-duration>PT28M51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42" meta:word-count="578" meta:character-count="3613" meta:non-whitespace-character-count="3080"/>
  </office:meta>
</office:document-meta>
</file>